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A000000A12954D4AAACCDFFD2.png" manifest:media-type="image/png"/>
  <manifest:file-entry manifest:full-path="Pictures/100000010000044A000000A4FA93C766F61BDBA8.png" manifest:media-type="image/png"/>
  <manifest:file-entry manifest:full-path="Pictures/10000001000002E2000000C01956C599535503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b425" officeooo:paragraph-rsid="0011b42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b425" officeooo:paragraph-rsid="0011b425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2"/>
      <text:p text:style-name="P2">1.</text:p>
      <text:p text:style-name="P2"><draw:frame draw:style-name="fr1" draw:name="Image1" text:anchor-type="char" svg:width="17cm" svg:height="4.422cm" draw:z-index="0"><draw:image xlink:href="Pictures/10000001000002E2000000C01956C5995355031E.png" xlink:type="simple" xlink:show="embed" xlink:actuate="onLoad" draw:mime-type="image/png"/></draw:frame></text:p>
      <text:p text:style-name="P2">2.</text:p>
      <text:p text:style-name="P2"/>
      <text:p text:style-name="P2"><draw:frame draw:style-name="fr1" draw:name="Image2" text:anchor-type="char" svg:width="17cm" svg:height="2.538cm" draw:z-index="1"><draw:image xlink:href="Pictures/100000010000044A000000A4FA93C766F61BDBA8.png" xlink:type="simple" xlink:show="embed" xlink:actuate="onLoad" draw:mime-type="image/png"/></draw:frame></text:p>
      <text:p text:style-name="P2">3.</text:p>
      <text:p text:style-name="P2"/>
      <text:p text:style-name="P2"><draw:frame draw:style-name="fr1" draw:name="Image3" text:anchor-type="char" svg:width="17cm" svg:height="2.492cm" draw:z-index="2"><draw:image xlink:href="Pictures/100000010000044A000000A12954D4AAACCDFF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7:32:46.909237098</meta:creation-date>
    <dc:date>2024-03-12T17:38:23.231338868</dc:date>
    <meta:editing-duration>PT5M37S</meta:editing-duration>
    <meta:editing-cycles>1</meta:editing-cycles>
    <meta:document-statistic meta:table-count="0" meta:image-count="3" meta:object-count="0" meta:page-count="1" meta:paragraph-count="4" meta:word-count="5" meta:character-count="19" meta:non-whitespace-character-count="18"/>
    <meta:generator>LibreOffice/7.3.7.2$Linux_X86_64 LibreOffice_project/30$Build-2</meta:generator>
  </office:meta>
</office:document-meta>
</file>